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5-09-1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5-05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4-12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4-09-2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4-05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3-10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3-09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3-05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2-09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2-05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1-09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1-05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0-09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20-05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9-09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9-05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8-11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8-09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8-05-2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7-09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7-06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6-09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6-05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5-09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5-05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4-09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4-06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4-05-0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4-03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4-01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12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10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07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06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04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3-02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12-1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10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08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06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05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03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2-01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1-11-0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1-09-0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1-07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1-05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1-03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12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10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08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06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04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10-03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12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10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08-1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06-0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04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9-02-0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8-11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8-09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8-07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8-04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8-02-2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12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10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08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06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04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7-02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12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10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08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06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04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6-02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5-12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5-09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5-07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5-05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5-03-1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4-09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4-08-1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4-06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4-03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3-11-2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3-09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3-06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3-03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2-12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8-11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3-11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8-11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348075275703</text:p>
          </table:table-cell>
          <table:table-cell office:value-type="string" calcext:value-type="string">
            <text:p>330253-- Salem 3 Obs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30" meta:object-count="0"/>
    <meta:user-defined meta:name="AppVersion">3.0</meta:user-defined>
  </office:meta>
</office:document-meta>
</file>